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0179ac" officeooo:paragraph-rsid="000179ac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554205036" text:style-name="L1">
        <text:list-item>
          <text:p text:style-name="P1">Readability- consistent coding styles make code easier to read and understand</text:p>
        </text:list-item>
        <text:list-item>
          <text:p text:style-name="P1">Maintainability- when workin on a team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12:15:11.617787882</meta:creation-date>
    <meta:generator>LibreOffice/7.3.7.2$Linux_X86_64 LibreOffice_project/30$Build-2</meta:generator>
    <dc:date>2024-05-08T12:18:27.166257721</dc:date>
    <meta:editing-duration>PT3M16S</meta:editing-duration>
    <meta:editing-cycles>1</meta:editing-cycles>
    <meta:document-statistic meta:table-count="0" meta:image-count="0" meta:object-count="0" meta:page-count="1" meta:paragraph-count="2" meta:word-count="19" meta:character-count="117" meta:non-whitespace-character-count="102"/>
  </office:meta>
</office:document-meta>
</file>